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Segoe UI', Helvetica, Arial, 'Lucida Grande',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line-height-at-least="0.2083in"/>
    </style:style>
    <style:style style:name="P2" style:family="paragraph" style:parent-style-name="Text_20_body">
      <style:paragraph-properties style:line-height-at-least="0.2083in"/>
      <style:text-properties fo:color="#000000"/>
    </style:style>
    <style:style style:name="P3" style:family="paragraph" style:parent-style-name="Standard">
      <style:paragraph-properties fo:text-align="center" style:justify-single-word="false"/>
    </style:style>
    <style:style style:name="P4" style:family="paragraph" style:parent-style-name="Standard">
      <style:text-properties fo:color="#000000"/>
    </style:style>
    <style:style style:name="P5" style:family="paragraph" style:parent-style-name="Standard">
      <style:paragraph-properties fo:text-align="center" style:justify-single-word="false"/>
      <style:text-properties fo:color="#000000"/>
    </style:style>
    <style:style style:name="P6" style:family="paragraph" style:parent-style-name="Standard">
      <style:text-properties fo:color="#000000" fo:font-weight="bold" style:font-weight-asian="bold" style:font-weight-complex="bold"/>
    </style:style>
    <style:style style:name="P7" style:family="paragraph" style:parent-style-name="Standard">
      <style:text-properties fo:color="#000000" fo:font-weight="normal" style:font-weight-asian="normal" style:font-weight-complex="normal"/>
    </style:style>
    <style:style style:name="P8" style:family="paragraph" style:parent-style-name="Standard">
      <style:paragraph-properties style:line-height-at-least="0.2083in"/>
      <style:text-properties fo:color="#000000" fo:font-weight="normal" style:font-weight-asian="normal" style:font-weight-complex="normal"/>
    </style:style>
    <style:style style:name="P9" style:family="paragraph" style:parent-style-name="Standard" style:master-page-name="MP0">
      <style:paragraph-properties fo:text-align="center" style:justify-single-word="false" style:page-number="auto" fo:break-before="page"/>
      <style:text-properties fo:color="#000000" fo:font-weight="bold" style:font-weight-asian="bold" style:font-weight-complex="bold"/>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font-variant="normal" fo:text-transform="none" fo:color="#000000" style:font-name="Helvetica Neue"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am Contract for QualitySoft Project: CS 1A: Java</text:p>
      <text:p text:style-name="P4"/>
      <text:p text:style-name="P3"><text:span text:style-name="Default_20_Paragraph_20_Font"><text:span text:style-name="T2">Team Manager:</text:span></text:span><text:span text:style-name="T1"> </text:span></text:p>
      <text:p text:style-name="P3"><text:span text:style-name="T1">Task 1 - Namjun Kim</text:span></text:p>
      <text:p text:style-name="P3"><text:span text:style-name="T1">Task 2 – Kushlani Jayasinha</text:span></text:p>
      <text:p text:style-name="P3"><text:span text:style-name="T1">Task 3 – Shu Lo</text:span></text:p>
      <text:p text:style-name="P3"><text:span text:style-name="T1">Task 4 – Namjun Kim</text:span></text:p>
      <text:p text:style-name="P5"/>
      <text:p text:style-name="P3"><text:span text:style-name="Default_20_Paragraph_20_Font"><text:span text:style-name="T2">Team:</text:span></text:span><text:span text:style-name="T1"> Kushlani Jayasinha, Namjun Kim, Shu Lo</text:span></text:p>
      <text:p text:style-name="P4"/>
      <text:p text:style-name="Standard"><text:span text:style-name="Default_20_Paragraph_20_Font"><text:span text:style-name="T1">KJ, SL, NK agree to the following contract during the QualitySoft Project.</text:span></text:span></text:p>
      <text:p text:style-name="P4"/>
      <text:p text:style-name="Standard"><text:span text:style-name="Default_20_Paragraph_20_Font"><text:span text:style-name="T2">Team meetings:</text:span></text:span></text:p>
      <text:p text:style-name="P4">Classes every Tuesday and Thursday (10:00 – 11:50)</text:p>
      <text:p text:style-name="P4"/>
      <text:p text:style-name="P1"><text:span text:style-name="Default_20_Paragraph_20_Font"><text:span text:style-name="T1">Additional day and time when all team members are available each week for a meeting:</text:span></text:span></text:p>
      <text:p text:style-name="P1"><text:span text:style-name="Default_20_Paragraph_20_Font"><text:span text:style-name="T3">Wednesday 10 am – 12 noon in a study room at Foothill College library. Additionally, if necessary, Monday 10 am – 12 noon.</text:span></text:span></text:p>
      <text:p text:style-name="P8">Team meetings will have a two minute rule where a team member cannot talk for more than 2 minutes at a time. The team meeting will also have an agenda the manager will put together with possible input from the other team mates.</text:p>
      <text:p text:style-name="P7"/>
      <text:p text:style-name="P6">Communication and file sharing:</text:p>
      <text:p text:style-name="P4"/>
      <text:p text:style-name="P4">The team will be communicating via email between meetings. Team is expected to check email three times a day, between 8-10 am, 12-2 pm 8-10pm. </text:p>
      <text:p text:style-name="P4"/>
      <text:p text:style-name="Standard"><text:span text:style-name="T1">Currently we will be sharing files via email</text:span><text:span text:style-name="Default_20_Paragraph_20_Font"><text:span text:style-name="T1"> and Google Drive</text:span></text:span><text:span text:style-name="T1">. As the project proceed, the team might switch to Github if it fits better.</text:span></text:p>
      <text:p text:style-name="P4"/>
      <text:p text:style-name="P6">Consequences if a team member doesn't follow through on commitments:</text:p>
      <text:p text:style-name="P6"/>
      <text:p text:style-name="Standard"><text:span text:style-name="T1">Communication is vital, members will be highly encouraged to ask for help as soon as needed. If a member misses an internal deadline, a meeting will be called to find out what's holding member back. Member will be offered help and extra time. If the team member comes through with no damage to project, there will be no consequences, but if after three attempts of trying to contact member, and 12 hours with no communication: other team members will take over the task and director will be notified. If a member missed a hard deadline, Director will be notified.</text:span></text:p>
      <text:p text:style-name="P4"/>
      <text:p text:style-name="P6">Consequences if a team member doesn't attend meetings:</text:p>
      <text:p text:style-name="P6"/>
      <text:p text:style-name="P4">Team members are required to attend all meetings, if for a valid reason they can't, they are responsible for catching up what they missed. If a team member is absent without a valid reason twice, he/she will be let go from the team. The director will be notified.</text:p>
      <text:p text:style-name="P2"/>
      <text:p text:style-name="P1"><text:span text:style-name="Default_20_Paragraph_20_Font"><text:span text:style-name="T2">What might go wrong and how to overcome them:</text:span></text:span></text:p>
      <text:p text:style-name="P1"><text:soft-page-break/><text:span text:style-name="Default_20_Paragraph_20_Font"><text:span text:style-name="T1">Team members might get sick or have other unforseen problems that will delay the project: we will leave extra time for such events, and will redistribute the work load.</text:span></text:span></text:p>
      <text:p text:style-name="P2">If a team member drops out we will report to Director for further advice.</text:p>
      <text:p text:style-name="P2">A task might be beyond team's ability: If so, Director's assitance will be requested.</text:p>
      <text:p text:style-name="P4"/>
      <text:p text:style-name="P4"/>
      <text:p text:style-name="P4"/>
      <text:p text:style-name="P4">______________</text:p>
      <text:p text:style-name="P4">Namjun Kim</text:p>
      <text:p text:style-name="P4"/>
      <text:p text:style-name="P4"/>
      <text:p text:style-name="P4">_______________</text:p>
      <text:p text:style-name="P4">Kushlani Jayasinha</text:p>
      <text:p text:style-name="P4"/>
      <text:p text:style-name="P4"/>
      <text:p text:style-name="P4">_______________</text:p>
      <text:p text:style-name="P4">Shu L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Segoe UI', Helvetica, Arial, 'Lucida Grande',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xhlani Jayasinya</meta:initial-creator>
    <meta:creation-date>2016-02-24T20:39:41.03</meta:creation-date>
    <dc:date>2016-02-29T13:52:02.29</dc:date>
    <dc:creator>Kuxhlani Jayasinya</dc:creator>
    <meta:editing-duration>P4DT17H12M20S</meta:editing-duration>
    <meta:editing-cycles>3</meta:editing-cycles>
    <meta:generator>OpenOffice/4.0.1$Win32 OpenOffice.org_project/401m5$Build-9714</meta:generator>
    <meta:document-statistic meta:table-count="0" meta:image-count="0" meta:object-count="0" meta:page-count="2" meta:paragraph-count="30" meta:word-count="434" meta:character-count="2467"/>
  </office:meta>
</office:document-meta>
</file>